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658ad"/>
    </style:style>
    <style:style style:name="P2" style:family="paragraph" style:parent-style-name="Standard">
      <style:text-properties fo:font-size="10pt" officeooo:rsid="000658ad" officeooo:paragraph-rsid="000658ad" style:font-size-asian="10pt" style:font-size-complex="10pt"/>
    </style:style>
    <style:style style:name="P3" style:family="paragraph" style:parent-style-name="Standard">
      <style:text-properties fo:font-size="10pt" officeooo:rsid="00077060" officeooo:paragraph-rsid="00077060" style:font-size-asian="10pt" style:font-size-complex="10pt"/>
    </style:style>
    <style:style style:name="P4" style:family="paragraph" style:parent-style-name="Standard">
      <style:text-properties fo:font-size="10pt" officeooo:rsid="0007e486" officeooo:paragraph-rsid="0007e486" style:font-size-asian="10pt" style:font-size-complex="10pt"/>
    </style:style>
    <style:style style:name="P5" style:family="paragraph" style:parent-style-name="Standard">
      <style:text-properties fo:font-size="10pt" officeooo:rsid="000bbeb4" officeooo:paragraph-rsid="000bbeb4" style:font-size-asian="10pt" style:font-size-complex="10pt"/>
    </style:style>
    <style:style style:name="P6" style:family="paragraph" style:parent-style-name="Standard">
      <style:text-properties fo:font-size="10pt" officeooo:rsid="000bbeb4" officeooo:paragraph-rsid="00111bb5" style:font-size-asian="10pt" style:font-size-complex="10pt"/>
    </style:style>
    <style:style style:name="P7" style:family="paragraph" style:parent-style-name="Standard">
      <style:text-properties fo:font-size="10pt" officeooo:rsid="0010f3d1" officeooo:paragraph-rsid="0010f3d1" style:font-size-asian="10pt" style:font-size-complex="10pt"/>
    </style:style>
    <style:style style:name="P8" style:family="paragraph" style:parent-style-name="Standard">
      <style:text-properties fo:font-size="10pt" officeooo:rsid="00111bb5" officeooo:paragraph-rsid="00111bb5" style:font-size-asian="10pt" style:font-size-complex="10pt"/>
    </style:style>
    <style:style style:name="P9" style:family="paragraph" style:parent-style-name="Standard">
      <style:text-properties fo:font-size="10pt" officeooo:rsid="000658ad" officeooo:paragraph-rsid="001be295" style:font-size-asian="8.75pt" style:font-size-complex="10pt"/>
    </style:style>
    <style:style style:name="P10" style:family="paragraph" style:parent-style-name="Standard">
      <style:text-properties fo:font-size="10pt" officeooo:rsid="002aaf04" officeooo:paragraph-rsid="002c7340"/>
    </style:style>
    <style:style style:name="P11" style:family="paragraph" style:parent-style-name="Standard">
      <style:text-properties fo:font-size="10pt" officeooo:rsid="002c7340" officeooo:paragraph-rsid="002c7340"/>
    </style:style>
    <style:style style:name="P12" style:family="paragraph" style:parent-style-name="Standard">
      <style:text-properties fo:font-size="10pt" officeooo:rsid="002dbe39" officeooo:paragraph-rsid="002dbe39"/>
    </style:style>
    <style:style style:name="P13" style:family="paragraph" style:parent-style-name="Standard">
      <style:text-properties fo:font-size="10pt" officeooo:paragraph-rsid="003bc749"/>
    </style:style>
    <style:style style:name="P14" style:family="paragraph" style:parent-style-name="Standard">
      <style:text-properties fo:font-size="10pt" officeooo:paragraph-rsid="003d8c73"/>
    </style:style>
    <style:style style:name="P15" style:family="paragraph" style:parent-style-name="Standard">
      <style:text-properties fo:font-size="10pt" officeooo:rsid="003ec0f4" officeooo:paragraph-rsid="004075f1"/>
    </style:style>
    <style:style style:name="P16" style:family="paragraph" style:parent-style-name="Standard">
      <style:text-properties fo:font-size="10pt" officeooo:rsid="004111db" officeooo:paragraph-rsid="004111db"/>
    </style:style>
    <style:style style:name="P17" style:family="paragraph" style:parent-style-name="Standard">
      <style:text-properties fo:font-size="10pt" officeooo:paragraph-rsid="004075f1"/>
    </style:style>
    <style:style style:name="P18" style:family="paragraph" style:parent-style-name="Standard">
      <style:text-properties officeooo:paragraph-rsid="000f0b28"/>
    </style:style>
    <style:style style:name="P19" style:family="paragraph" style:parent-style-name="Standard">
      <style:text-properties fo:color="#c9211e"/>
    </style:style>
    <style:style style:name="P20" style:family="paragraph" style:parent-style-name="Standard">
      <style:text-properties fo:color="#c9211e" fo:font-size="10pt" officeooo:rsid="0012d2ed" officeooo:paragraph-rsid="0012d2ed" style:font-size-asian="10pt" style:font-size-complex="10pt"/>
    </style:style>
    <style:style style:name="P21" style:family="paragraph" style:parent-style-name="Standard">
      <style:text-properties fo:color="#c9211e" fo:font-size="10pt" officeooo:rsid="000658ad" officeooo:paragraph-rsid="000658ad" style:font-size-asian="10pt" style:font-size-complex="10pt"/>
    </style:style>
    <style:style style:name="P22" style:family="paragraph" style:parent-style-name="Standard">
      <style:text-properties fo:color="#c9211e" fo:font-size="10pt" officeooo:rsid="00135bb1" officeooo:paragraph-rsid="00135bb1" style:font-size-asian="10pt" style:font-size-complex="10pt"/>
    </style:style>
    <style:style style:name="P23" style:family="paragraph" style:parent-style-name="Standard">
      <style:text-properties officeooo:paragraph-rsid="002705da"/>
    </style:style>
    <style:style style:name="P24" style:family="paragraph" style:parent-style-name="Standard">
      <style:text-properties officeooo:rsid="002988b7" officeooo:paragraph-rsid="002988b7"/>
    </style:style>
    <style:style style:name="P25" style:family="paragraph" style:parent-style-name="Standard">
      <style:text-properties officeooo:rsid="002a9b9b" officeooo:paragraph-rsid="002a9b9b"/>
    </style:style>
    <style:style style:name="P26" style:family="paragraph" style:parent-style-name="Standard">
      <style:text-properties officeooo:paragraph-rsid="00320e36"/>
    </style:style>
    <style:style style:name="P27" style:family="paragraph" style:parent-style-name="Standard">
      <style:text-properties fo:color="#ff0000" fo:font-size="10pt" officeooo:rsid="0016ef84" officeooo:paragraph-rsid="0016ef84" style:font-size-asian="10pt" style:font-size-complex="10pt"/>
    </style:style>
    <style:style style:name="P28" style:family="paragraph" style:parent-style-name="Standard">
      <style:text-properties fo:color="#ff0000" fo:font-size="10pt" officeooo:rsid="003d8c73" officeooo:paragraph-rsid="003d8c73" style:font-size-asian="10pt" style:font-size-complex="10pt"/>
    </style:style>
    <style:style style:name="P29" style:family="paragraph" style:parent-style-name="Standard">
      <style:text-properties fo:color="#ff0000" fo:font-size="10pt" officeooo:rsid="00429b93" officeooo:paragraph-rsid="00429b93" style:font-size-asian="10pt" style:font-size-complex="10pt"/>
    </style:style>
    <style:style style:name="P30" style:family="paragraph" style:parent-style-name="Standard">
      <style:text-properties fo:color="#ff0000" fo:font-size="10pt" officeooo:rsid="003d8c73" officeooo:paragraph-rsid="003d8c73"/>
    </style:style>
    <style:style style:name="P31" style:family="paragraph" style:parent-style-name="Standard">
      <style:text-properties officeooo:paragraph-rsid="004075f1"/>
    </style:style>
    <style:style style:name="P32" style:family="paragraph" style:parent-style-name="Standard">
      <style:text-properties officeooo:rsid="004111db" officeooo:paragraph-rsid="004111db"/>
    </style:style>
    <style:style style:name="P33" style:family="paragraph" style:parent-style-name="Standard">
      <style:paragraph-properties fo:break-before="page"/>
      <style:text-properties fo:font-size="10pt" officeooo:rsid="0007e486" officeooo:paragraph-rsid="0007e486" style:font-size-asian="10pt" style:font-size-complex="10pt"/>
    </style:style>
    <style:style style:name="P34" style:family="paragraph" style:parent-style-name="Standard">
      <style:paragraph-properties fo:break-before="page"/>
      <style:text-properties fo:font-size="10pt" officeooo:rsid="00111bb5" officeooo:paragraph-rsid="00111bb5" style:font-size-asian="10pt" style:font-size-complex="10pt"/>
    </style:style>
    <style:style style:name="P35" style:family="paragraph" style:parent-style-name="Standard">
      <style:paragraph-properties fo:break-before="page"/>
      <style:text-properties officeooo:paragraph-rsid="001616c4"/>
    </style:style>
    <style:style style:name="P36" style:family="paragraph" style:parent-style-name="Standard">
      <style:paragraph-properties fo:break-before="page"/>
      <style:text-properties officeooo:paragraph-rsid="0016ef84"/>
    </style:style>
    <style:style style:name="P37" style:family="paragraph" style:parent-style-name="Standard">
      <style:text-properties fo:font-size="10pt"/>
    </style:style>
    <style:style style:name="P38" style:family="paragraph" style:parent-style-name="Standard">
      <style:text-properties fo:font-size="10pt" officeooo:rsid="002988b7" officeooo:paragraph-rsid="002988b7"/>
    </style:style>
    <style:style style:name="P39" style:family="paragraph" style:parent-style-name="Standard">
      <style:text-properties fo:font-size="10pt" officeooo:rsid="002a9b9b" officeooo:paragraph-rsid="002988b7"/>
    </style:style>
    <style:style style:name="P40" style:family="paragraph" style:parent-style-name="Standard">
      <style:text-properties fo:font-size="10pt" officeooo:rsid="002a9b9b" officeooo:paragraph-rsid="002a9b9b"/>
    </style:style>
    <style:style style:name="P41" style:family="paragraph" style:parent-style-name="Standard">
      <style:text-properties fo:font-size="10pt" officeooo:rsid="002aaf04" officeooo:paragraph-rsid="002aaf04"/>
    </style:style>
    <style:style style:name="P42" style:family="paragraph" style:parent-style-name="Standard">
      <style:text-properties fo:font-size="10pt" officeooo:rsid="004111db" officeooo:paragraph-rsid="004075f1"/>
    </style:style>
    <style:style style:name="P43" style:family="paragraph" style:parent-style-name="Standard">
      <style:text-properties fo:font-size="10pt" officeooo:rsid="0016ef84" officeooo:paragraph-rsid="0016ef84" style:font-size-asian="10pt" style:font-size-complex="10pt"/>
    </style:style>
    <style:style style:name="P44" style:family="paragraph" style:parent-style-name="Standard">
      <style:text-properties fo:font-size="10pt" officeooo:rsid="002003bc" officeooo:paragraph-rsid="002003bc" style:font-size-asian="10pt" style:font-size-complex="10pt"/>
    </style:style>
    <style:style style:name="P45" style:family="paragraph" style:parent-style-name="Standard">
      <style:text-properties fo:font-size="10pt" officeooo:rsid="00232b68" officeooo:paragraph-rsid="00232b68" style:font-size-asian="10pt" style:font-size-complex="10pt"/>
    </style:style>
    <style:style style:name="P46" style:family="paragraph" style:parent-style-name="Standard">
      <style:text-properties fo:font-size="10pt" officeooo:rsid="0051bb57" officeooo:paragraph-rsid="0051bb57" style:font-size-asian="10pt" style:font-size-complex="10pt"/>
    </style:style>
    <style:style style:name="P47" style:family="paragraph" style:parent-style-name="Standard">
      <style:text-properties fo:font-size="10pt" officeooo:rsid="0051d444" officeooo:paragraph-rsid="0051d444" style:font-size-asian="10pt" style:font-size-complex="10pt"/>
    </style:style>
    <style:style style:name="P48" style:family="paragraph" style:parent-style-name="Standard">
      <style:text-properties fo:font-size="10pt" officeooo:rsid="005345d8" officeooo:paragraph-rsid="005345d8" style:font-size-asian="10pt" style:font-size-complex="10pt"/>
    </style:style>
    <style:style style:name="P49" style:family="paragraph" style:parent-style-name="Standard">
      <style:text-properties fo:font-size="10pt" officeooo:rsid="00549b0e" officeooo:paragraph-rsid="0054a87b" style:font-size-asian="10pt" style:font-size-complex="10pt"/>
    </style:style>
    <style:style style:name="P50" style:family="paragraph" style:parent-style-name="Standard">
      <style:text-properties fo:font-size="10pt" officeooo:rsid="00549b0e" officeooo:paragraph-rsid="005525ab" style:font-size-asian="10pt" style:font-size-complex="10pt"/>
    </style:style>
    <style:style style:name="P51" style:family="paragraph" style:parent-style-name="Standard">
      <style:text-properties fo:font-size="10pt" officeooo:rsid="0054a87b" officeooo:paragraph-rsid="0054a87b" style:font-size-asian="10pt" style:font-size-complex="10pt"/>
    </style:style>
    <style:style style:name="P52" style:family="paragraph" style:parent-style-name="Standard">
      <style:text-properties fo:font-size="10pt" officeooo:rsid="0066116f" officeooo:paragraph-rsid="0066116f" style:font-size-asian="10pt" style:font-size-complex="10pt"/>
    </style:style>
    <style:style style:name="P53" style:family="paragraph" style:parent-style-name="Standard">
      <style:text-properties fo:font-size="10pt" officeooo:paragraph-rsid="003d8c73"/>
    </style:style>
    <style:style style:name="P54" style:family="paragraph" style:parent-style-name="Standard">
      <style:text-properties fo:font-size="10pt" officeooo:rsid="004757f1" officeooo:paragraph-rsid="004757f1"/>
    </style:style>
    <style:style style:name="P55" style:family="paragraph" style:parent-style-name="Standard">
      <style:text-properties fo:font-size="10pt" officeooo:rsid="004757f1" officeooo:paragraph-rsid="004793ce"/>
    </style:style>
    <style:style style:name="P56" style:family="paragraph" style:parent-style-name="Standard">
      <style:text-properties fo:font-size="10pt" officeooo:paragraph-rsid="004757f1"/>
    </style:style>
    <style:style style:name="P57" style:family="paragraph" style:parent-style-name="Standard">
      <style:text-properties fo:font-size="10pt" officeooo:paragraph-rsid="004793ce"/>
    </style:style>
    <style:style style:name="P58" style:family="paragraph" style:parent-style-name="Standard">
      <style:text-properties fo:font-size="10pt" officeooo:rsid="004793ce" officeooo:paragraph-rsid="004793ce"/>
    </style:style>
    <style:style style:name="P59" style:family="paragraph" style:parent-style-name="Standard">
      <style:text-properties fo:font-size="10pt" officeooo:rsid="007487b9" officeooo:paragraph-rsid="007487b9"/>
    </style:style>
    <style:style style:name="P60" style:family="paragraph" style:parent-style-name="Standard">
      <style:text-properties fo:font-size="10pt" officeooo:rsid="007554d6" officeooo:paragraph-rsid="00759931"/>
    </style:style>
    <style:style style:name="P61" style:family="paragraph" style:parent-style-name="Standard">
      <style:text-properties fo:font-size="10pt" officeooo:rsid="007987c8" officeooo:paragraph-rsid="007987c8"/>
    </style:style>
    <style:style style:name="P62" style:family="paragraph" style:parent-style-name="Standard">
      <style:text-properties fo:font-size="10pt" officeooo:rsid="007b6ccc" officeooo:paragraph-rsid="007b6ccc"/>
    </style:style>
    <style:style style:name="P63" style:family="paragraph" style:parent-style-name="Standard">
      <style:text-properties fo:font-size="10pt" officeooo:rsid="007d44af" officeooo:paragraph-rsid="007d44af"/>
    </style:style>
    <style:style style:name="P64" style:family="paragraph" style:parent-style-name="Standard">
      <style:text-properties fo:color="#ff0000" fo:font-size="10pt" officeooo:rsid="0016ef84" officeooo:paragraph-rsid="0018a7a6" style:font-size-asian="10pt" style:font-size-complex="10pt"/>
    </style:style>
    <style:style style:name="P65" style:family="paragraph" style:parent-style-name="Standard">
      <style:text-properties fo:color="#c9211e" fo:font-size="10pt" officeooo:rsid="0047364f" officeooo:paragraph-rsid="0047364f"/>
    </style:style>
    <style:style style:name="P66" style:family="paragraph" style:parent-style-name="Standard">
      <style:text-properties fo:color="#c9211e" fo:font-size="10pt" officeooo:rsid="00207bd4" officeooo:paragraph-rsid="00207bd4" style:font-size-asian="10pt" style:font-size-complex="10pt"/>
    </style:style>
    <style:style style:name="P67" style:family="paragraph" style:parent-style-name="Standard">
      <style:text-properties fo:color="#c9211e" fo:font-size="10pt" officeooo:rsid="00232b68" officeooo:paragraph-rsid="00227a4e" style:font-size-asian="10pt" style:font-size-complex="10pt"/>
    </style:style>
    <style:style style:name="P68" style:family="paragraph" style:parent-style-name="Standard">
      <style:text-properties fo:color="#c9211e" fo:font-size="10pt" officeooo:rsid="002480e2" officeooo:paragraph-rsid="00232b68" style:font-size-asian="10pt" style:font-size-complex="10pt"/>
    </style:style>
    <style:style style:name="P69" style:family="paragraph" style:parent-style-name="Standard">
      <style:text-properties fo:color="#c9211e" fo:font-size="10pt" officeooo:rsid="0051d444" officeooo:paragraph-rsid="0051d444" style:font-size-asian="10pt" style:font-size-complex="10pt"/>
    </style:style>
    <style:style style:name="P70" style:family="paragraph" style:parent-style-name="Standard">
      <style:text-properties fo:color="#c9211e" fo:font-size="10pt" officeooo:rsid="0051bb57" officeooo:paragraph-rsid="0051bb57" style:font-size-asian="10pt" style:font-size-complex="10pt"/>
    </style:style>
    <style:style style:name="P71" style:family="paragraph" style:parent-style-name="Standard">
      <style:text-properties fo:color="#c9211e" fo:font-size="10pt" officeooo:rsid="00549b0e" officeooo:paragraph-rsid="00549b0e"/>
    </style:style>
    <style:style style:name="P72" style:family="paragraph" style:parent-style-name="Standard">
      <style:text-properties fo:color="#c9211e" officeooo:rsid="00232b68" officeooo:paragraph-rsid="00232b68"/>
    </style:style>
    <style:style style:name="P73" style:family="paragraph" style:parent-style-name="Standard">
      <style:text-properties fo:color="#c9211e" officeooo:rsid="005a4d10" officeooo:paragraph-rsid="005a4d10"/>
    </style:style>
    <style:style style:name="P74" style:family="paragraph" style:parent-style-name="Standard">
      <style:text-properties officeooo:paragraph-rsid="004793ce"/>
    </style:style>
    <style:style style:name="P75" style:family="paragraph" style:parent-style-name="Standard">
      <style:text-properties officeooo:paragraph-rsid="00499b5a"/>
    </style:style>
    <style:style style:name="P76" style:family="paragraph" style:parent-style-name="Standard">
      <style:text-properties officeooo:paragraph-rsid="004b684f"/>
    </style:style>
    <style:style style:name="P77" style:family="paragraph" style:parent-style-name="Standard">
      <style:text-properties officeooo:paragraph-rsid="0055b27a"/>
    </style:style>
    <style:style style:name="P78" style:family="paragraph" style:parent-style-name="Standard">
      <style:text-properties officeooo:rsid="005a4d10" officeooo:paragraph-rsid="005a4d10"/>
    </style:style>
    <style:style style:name="P79" style:family="paragraph" style:parent-style-name="Standard">
      <style:text-properties officeooo:rsid="005a4d10" officeooo:paragraph-rsid="005c8b99"/>
    </style:style>
    <style:style style:name="P80" style:family="paragraph" style:parent-style-name="Standard">
      <style:text-properties officeooo:paragraph-rsid="005a4d10"/>
    </style:style>
    <style:style style:name="P81" style:family="paragraph" style:parent-style-name="Standard">
      <style:text-properties officeooo:rsid="005b6b28" officeooo:paragraph-rsid="005b6b28"/>
    </style:style>
    <style:style style:name="P82" style:family="paragraph" style:parent-style-name="Standard">
      <style:text-properties officeooo:rsid="005b6b28" officeooo:paragraph-rsid="005bd6a9"/>
    </style:style>
    <style:style style:name="P83" style:family="paragraph" style:parent-style-name="Standard">
      <style:text-properties officeooo:rsid="005c8b99" officeooo:paragraph-rsid="005c8b99"/>
    </style:style>
    <style:style style:name="P84" style:family="paragraph" style:parent-style-name="Standard">
      <style:text-properties officeooo:rsid="005e4ff9" officeooo:paragraph-rsid="005e4ff9"/>
    </style:style>
    <style:style style:name="P85" style:family="paragraph" style:parent-style-name="Standard">
      <style:text-properties officeooo:rsid="005e4ff9" officeooo:paragraph-rsid="00602fa0"/>
    </style:style>
    <style:style style:name="P86" style:family="paragraph" style:parent-style-name="Standard">
      <style:text-properties officeooo:paragraph-rsid="00615dc8"/>
    </style:style>
    <style:style style:name="P87" style:family="paragraph" style:parent-style-name="Standard">
      <style:text-properties officeooo:rsid="0061ff4b" officeooo:paragraph-rsid="0061ff4b"/>
    </style:style>
    <style:style style:name="P88" style:family="paragraph" style:parent-style-name="Standard">
      <style:text-properties officeooo:rsid="0061ff4b" officeooo:paragraph-rsid="0064945d"/>
    </style:style>
    <style:style style:name="P89" style:family="paragraph" style:parent-style-name="Standard">
      <style:text-properties officeooo:paragraph-rsid="00602fa0"/>
    </style:style>
    <style:style style:name="P90" style:family="paragraph" style:parent-style-name="Standard">
      <style:text-properties officeooo:rsid="0064945d" officeooo:paragraph-rsid="0064945d"/>
    </style:style>
    <style:style style:name="P91" style:family="paragraph" style:parent-style-name="Standard">
      <style:text-properties officeooo:rsid="0064945d" officeooo:paragraph-rsid="0066116f"/>
    </style:style>
    <style:style style:name="P92" style:family="paragraph" style:parent-style-name="Standard">
      <style:text-properties officeooo:rsid="0066116f" officeooo:paragraph-rsid="0066116f"/>
    </style:style>
    <style:style style:name="P93" style:family="paragraph" style:parent-style-name="Standard">
      <style:text-properties officeooo:rsid="0067e593" officeooo:paragraph-rsid="0067e593"/>
    </style:style>
    <style:style style:name="P94" style:family="paragraph" style:parent-style-name="Standard">
      <style:text-properties officeooo:paragraph-rsid="0067e593"/>
    </style:style>
    <style:style style:name="P95" style:family="paragraph" style:parent-style-name="Standard">
      <style:text-properties officeooo:rsid="006b980e" officeooo:paragraph-rsid="006b980e"/>
    </style:style>
    <style:style style:name="P96" style:family="paragraph" style:parent-style-name="Standard">
      <style:text-properties officeooo:paragraph-rsid="006b980e"/>
    </style:style>
    <style:style style:name="P97" style:family="paragraph" style:parent-style-name="Standard">
      <style:text-properties officeooo:rsid="006d8929" officeooo:paragraph-rsid="006d8929"/>
    </style:style>
    <style:style style:name="P98" style:family="paragraph" style:parent-style-name="Standard">
      <style:text-properties officeooo:rsid="006edeee" officeooo:paragraph-rsid="006edeee"/>
    </style:style>
    <style:style style:name="P99" style:family="paragraph" style:parent-style-name="Standard">
      <style:text-properties officeooo:rsid="006edeee" officeooo:paragraph-rsid="00726932"/>
    </style:style>
    <style:style style:name="P100" style:family="paragraph" style:parent-style-name="Standard">
      <style:text-properties officeooo:paragraph-rsid="006edeee"/>
    </style:style>
    <style:style style:name="P101" style:family="paragraph" style:parent-style-name="Standard">
      <style:text-properties officeooo:rsid="00726932" officeooo:paragraph-rsid="00726932"/>
    </style:style>
    <style:style style:name="P102" style:family="paragraph" style:parent-style-name="Standard">
      <style:text-properties officeooo:rsid="0072de3c" officeooo:paragraph-rsid="0072de3c"/>
    </style:style>
    <style:style style:name="P103" style:family="paragraph" style:parent-style-name="Standard">
      <style:text-properties officeooo:rsid="0072de3c" officeooo:paragraph-rsid="007487b9"/>
    </style:style>
    <style:style style:name="P104" style:family="paragraph" style:parent-style-name="Standard">
      <style:text-properties officeooo:rsid="007487b9" officeooo:paragraph-rsid="007487b9"/>
    </style:style>
    <style:style style:name="P105" style:family="paragraph" style:parent-style-name="Standard">
      <style:paragraph-properties fo:break-before="page"/>
      <style:text-properties fo:font-size="10pt" officeooo:rsid="0051bb57" officeooo:paragraph-rsid="0051bb57" style:font-size-asian="10pt" style:font-size-complex="10pt"/>
    </style:style>
    <style:style style:name="P106" style:family="paragraph" style:parent-style-name="Standard">
      <style:paragraph-properties fo:break-before="page"/>
      <style:text-properties fo:font-size="10pt" officeooo:rsid="007987c8" officeooo:paragraph-rsid="007987c8"/>
    </style:style>
    <style:style style:name="P107" style:family="paragraph" style:parent-style-name="Standard">
      <style:paragraph-properties fo:break-before="page"/>
      <style:text-properties officeooo:rsid="005a4d10" officeooo:paragraph-rsid="005a4d10"/>
    </style:style>
    <style:style style:name="P108" style:family="paragraph" style:parent-style-name="Standard">
      <style:paragraph-properties fo:break-before="page"/>
      <style:text-properties officeooo:rsid="0061ff4b" officeooo:paragraph-rsid="0061ff4b"/>
    </style:style>
    <style:style style:name="P109" style:family="paragraph" style:parent-style-name="Standard">
      <style:paragraph-properties fo:break-before="page"/>
      <style:text-properties officeooo:rsid="006b980e" officeooo:paragraph-rsid="006b980e"/>
    </style:style>
    <style:style style:name="P110" style:family="paragraph" style:parent-style-name="Standard">
      <style:paragraph-properties fo:break-before="page"/>
      <style:text-properties officeooo:rsid="006edeee" officeooo:paragraph-rsid="006edeee"/>
    </style:style>
    <style:style style:name="T1" style:family="text">
      <style:text-properties officeooo:rsid="000658ad"/>
    </style:style>
    <style:style style:name="T2" style:family="text">
      <style:text-properties officeooo:rsid="00077060"/>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fo:font-size="10pt" officeooo:rsid="000658ad" style:font-size-asian="10pt" style:font-size-complex="10pt"/>
    </style:style>
    <style:style style:name="T6" style:family="text">
      <style:text-properties fo:font-size="10pt" officeooo:rsid="0007e486" style:font-size-asian="10pt" style:font-size-complex="10pt"/>
    </style:style>
    <style:style style:name="T7" style:family="text">
      <style:text-properties fo:font-size="10pt" officeooo:rsid="000eec97" style:font-size-asian="10pt" style:font-size-complex="10pt"/>
    </style:style>
    <style:style style:name="T8" style:family="text">
      <style:text-properties fo:font-size="10pt" officeooo:rsid="000bbeb4" style:font-size-asian="10pt" style:font-size-complex="10pt"/>
    </style:style>
    <style:style style:name="T9" style:family="text">
      <style:text-properties fo:font-size="10pt" officeooo:rsid="0012d2ed" style:font-size-asian="10pt" style:font-size-complex="10pt"/>
    </style:style>
    <style:style style:name="T10" style:family="text">
      <style:text-properties fo:font-size="10pt" officeooo:rsid="00135bb1" style:font-size-asian="10pt" style:font-size-complex="10pt"/>
    </style:style>
    <style:style style:name="T11" style:family="text">
      <style:text-properties fo:font-size="10pt" officeooo:rsid="001616c4" style:font-size-asian="10pt" style:font-size-complex="10pt"/>
    </style:style>
    <style:style style:name="T12" style:family="text">
      <style:text-properties fo:font-size="10pt" officeooo:rsid="0016ef84" style:font-size-asian="10pt" style:font-size-complex="10pt"/>
    </style:style>
    <style:style style:name="T13" style:family="text">
      <style:text-properties fo:font-size="10pt" officeooo:rsid="001c7a98" style:font-size-asian="10pt" style:font-size-complex="10pt"/>
    </style:style>
    <style:style style:name="T14" style:family="text">
      <style:text-properties fo:font-size="10pt" officeooo:rsid="002480e2" style:font-size-asian="10pt" style:font-size-complex="10pt"/>
    </style:style>
    <style:style style:name="T15" style:family="text">
      <style:text-properties fo:font-size="10pt" officeooo:rsid="0055b27a" style:font-size-asian="10pt" style:font-size-complex="10pt"/>
    </style:style>
    <style:style style:name="T16" style:family="text">
      <style:text-properties fo:font-size="10pt" officeooo:rsid="00572c00" style:font-size-asian="10pt" style:font-size-complex="10pt"/>
    </style:style>
    <style:style style:name="T17" style:family="text">
      <style:text-properties fo:font-size="10pt" officeooo:rsid="0058658c" style:font-size-asian="10pt" style:font-size-complex="10pt"/>
    </style:style>
    <style:style style:name="T18" style:family="text">
      <style:text-properties fo:font-size="10pt" officeooo:rsid="005a4d10" style:font-size-asian="10pt" style:font-size-complex="10pt"/>
    </style:style>
    <style:style style:name="T19" style:family="text">
      <style:text-properties fo:font-size="10pt" officeooo:rsid="005b6b28" style:font-size-asian="10pt" style:font-size-complex="10pt"/>
    </style:style>
    <style:style style:name="T20" style:family="text">
      <style:text-properties fo:font-size="10pt" officeooo:rsid="005bd6a9" style:font-size-asian="10pt" style:font-size-complex="10pt"/>
    </style:style>
    <style:style style:name="T21" style:family="text">
      <style:text-properties fo:font-size="10pt" officeooo:rsid="005e4ff9" style:font-size-asian="10pt" style:font-size-complex="10pt"/>
    </style:style>
    <style:style style:name="T22" style:family="text">
      <style:text-properties fo:font-size="10pt" officeooo:rsid="00602fa0" style:font-size-asian="10pt" style:font-size-complex="10pt"/>
    </style:style>
    <style:style style:name="T23" style:family="text">
      <style:text-properties fo:font-size="10pt" officeooo:rsid="00615dc8" style:font-size-asian="10pt" style:font-size-complex="10pt"/>
    </style:style>
    <style:style style:name="T24" style:family="text">
      <style:text-properties fo:font-size="10pt" officeooo:rsid="0061ff4b" style:font-size-asian="10pt" style:font-size-complex="10pt"/>
    </style:style>
    <style:style style:name="T25" style:family="text">
      <style:text-properties fo:font-size="10pt" officeooo:rsid="00621de9" style:font-size-asian="10pt" style:font-size-complex="10pt"/>
    </style:style>
    <style:style style:name="T26" style:family="text">
      <style:text-properties fo:font-size="10pt" officeooo:rsid="0066116f" style:font-size-asian="10pt" style:font-size-complex="10pt"/>
    </style:style>
    <style:style style:name="T27" style:family="text">
      <style:text-properties fo:font-size="10pt" officeooo:rsid="0067e593" style:font-size-asian="10pt" style:font-size-complex="10pt"/>
    </style:style>
    <style:style style:name="T28" style:family="text">
      <style:text-properties fo:font-size="10pt" officeooo:rsid="00699bb4" style:font-size-asian="10pt" style:font-size-complex="10pt"/>
    </style:style>
    <style:style style:name="T29" style:family="text">
      <style:text-properties fo:font-size="10pt" officeooo:rsid="006b980e" style:font-size-asian="10pt" style:font-size-complex="10pt"/>
    </style:style>
    <style:style style:name="T30" style:family="text">
      <style:text-properties fo:font-size="10pt" officeooo:rsid="006d8929" style:font-size-asian="10pt" style:font-size-complex="10pt"/>
    </style:style>
    <style:style style:name="T31" style:family="text">
      <style:text-properties fo:font-size="10pt" officeooo:rsid="006deb2a" style:font-size-asian="10pt" style:font-size-complex="10pt"/>
    </style:style>
    <style:style style:name="T32" style:family="text">
      <style:text-properties fo:font-size="10pt" officeooo:rsid="006ecfab" style:font-size-asian="10pt" style:font-size-complex="10pt"/>
    </style:style>
    <style:style style:name="T33" style:family="text">
      <style:text-properties fo:font-size="10pt" officeooo:rsid="006edeee" style:font-size-asian="10pt" style:font-size-complex="10pt"/>
    </style:style>
    <style:style style:name="T34" style:family="text">
      <style:text-properties fo:font-size="10pt" officeooo:rsid="00700d47" style:font-size-asian="10pt" style:font-size-complex="10pt"/>
    </style:style>
    <style:style style:name="T35" style:family="text">
      <style:text-properties fo:font-size="10pt" officeooo:rsid="00726932" style:font-size-asian="10pt" style:font-size-complex="10pt"/>
    </style:style>
    <style:style style:name="T36" style:family="text">
      <style:text-properties fo:font-size="10pt" officeooo:rsid="007487b9" style:font-size-asian="10pt" style:font-size-complex="10pt"/>
    </style:style>
    <style:style style:name="T37" style:family="text">
      <style:text-properties fo:font-size="10pt" officeooo:rsid="002705da"/>
    </style:style>
    <style:style style:name="T38" style:family="text">
      <style:text-properties fo:font-size="10pt" officeooo:rsid="0028e8b0"/>
    </style:style>
    <style:style style:name="T39" style:family="text">
      <style:text-properties fo:font-size="10pt" officeooo:rsid="002a9b9b"/>
    </style:style>
    <style:style style:name="T40" style:family="text">
      <style:text-properties fo:font-size="10pt" officeooo:rsid="002aaf04"/>
    </style:style>
    <style:style style:name="T41" style:family="text">
      <style:text-properties fo:font-size="10pt" officeooo:rsid="0033733a"/>
    </style:style>
    <style:style style:name="T42" style:family="text">
      <style:text-properties fo:font-size="10pt" officeooo:rsid="0033cba0"/>
    </style:style>
    <style:style style:name="T43" style:family="text">
      <style:text-properties fo:font-size="10pt" officeooo:rsid="00320e36"/>
    </style:style>
    <style:style style:name="T44" style:family="text">
      <style:text-properties fo:font-size="10pt" officeooo:rsid="0035c70f"/>
    </style:style>
    <style:style style:name="T45" style:family="text">
      <style:text-properties fo:font-size="10pt" officeooo:rsid="0037b8d7"/>
    </style:style>
    <style:style style:name="T46" style:family="text">
      <style:text-properties fo:font-size="10pt" officeooo:rsid="004075f1"/>
    </style:style>
    <style:style style:name="T47" style:family="text">
      <style:text-properties fo:font-size="10pt" officeooo:rsid="004111db"/>
    </style:style>
    <style:style style:name="T48" style:family="text">
      <style:text-properties fo:font-size="10pt" officeooo:rsid="00445c29"/>
    </style:style>
    <style:style style:name="T49" style:family="text">
      <style:text-properties fo:font-size="10pt" officeooo:rsid="004647e1"/>
    </style:style>
    <style:style style:name="T50" style:family="text">
      <style:text-properties fo:font-size="10pt" officeooo:rsid="0047364f"/>
    </style:style>
    <style:style style:name="T51" style:family="text">
      <style:text-properties fo:font-size="10pt" officeooo:rsid="004793ce"/>
    </style:style>
    <style:style style:name="T52" style:family="text">
      <style:text-properties fo:font-size="10pt" officeooo:rsid="004757f1"/>
    </style:style>
    <style:style style:name="T53" style:family="text">
      <style:text-properties fo:font-size="10pt" officeooo:rsid="00494947"/>
    </style:style>
    <style:style style:name="T54" style:family="text">
      <style:text-properties fo:font-size="10pt" officeooo:rsid="00499b5a"/>
    </style:style>
    <style:style style:name="T55" style:family="text">
      <style:text-properties fo:font-size="10pt" officeooo:rsid="004b684f"/>
    </style:style>
    <style:style style:name="T56" style:family="text">
      <style:text-properties fo:font-size="10pt" officeooo:rsid="004d9d2c"/>
    </style:style>
    <style:style style:name="T57" style:family="text">
      <style:text-properties fo:font-size="10pt" officeooo:rsid="004f508d"/>
    </style:style>
    <style:style style:name="T58" style:family="text">
      <style:text-properties officeooo:rsid="0009553c"/>
    </style:style>
    <style:style style:name="T59" style:family="text">
      <style:text-properties officeooo:rsid="000aa1c7"/>
    </style:style>
    <style:style style:name="T60" style:family="text">
      <style:text-properties style:text-position="super 58%"/>
    </style:style>
    <style:style style:name="T61" style:family="text">
      <style:text-properties officeooo:rsid="000c8d46"/>
    </style:style>
    <style:style style:name="T62" style:family="text">
      <style:text-properties officeooo:rsid="000cfb53"/>
    </style:style>
    <style:style style:name="T63" style:family="text">
      <style:text-properties officeooo:rsid="000eec97"/>
    </style:style>
    <style:style style:name="T64" style:family="text">
      <style:text-properties officeooo:rsid="000f75f6"/>
    </style:style>
    <style:style style:name="T65" style:family="text">
      <style:text-properties officeooo:rsid="0010f3d1"/>
    </style:style>
    <style:style style:name="T66" style:family="text">
      <style:text-properties officeooo:rsid="00111bb5"/>
    </style:style>
    <style:style style:name="T67" style:family="text">
      <style:text-properties officeooo:rsid="0011a675"/>
    </style:style>
    <style:style style:name="T68" style:family="text">
      <style:text-properties officeooo:rsid="0012d2ed"/>
    </style:style>
    <style:style style:name="T69" style:family="text">
      <style:text-properties officeooo:rsid="00135bb1"/>
    </style:style>
    <style:style style:name="T70" style:family="text">
      <style:text-properties style:font-size-asian="10pt" style:font-size-complex="10pt"/>
    </style:style>
    <style:style style:name="T71" style:family="text">
      <style:text-properties officeooo:rsid="00147733"/>
    </style:style>
    <style:style style:name="T72" style:family="text">
      <style:text-properties officeooo:rsid="0015a377"/>
    </style:style>
    <style:style style:name="T73" style:family="text">
      <style:text-properties officeooo:rsid="001616c4"/>
    </style:style>
    <style:style style:name="T74" style:family="text">
      <style:text-properties officeooo:rsid="0018a7a6"/>
    </style:style>
    <style:style style:name="T75" style:family="text">
      <style:text-properties officeooo:rsid="002576f2"/>
    </style:style>
    <style:style style:name="T76" style:family="text">
      <style:text-properties fo:color="#00a933"/>
    </style:style>
    <style:style style:name="T77" style:family="text">
      <style:text-properties fo:color="#00a933" fo:font-size="10pt" officeooo:rsid="0028e8b0"/>
    </style:style>
    <style:style style:name="T78" style:family="text">
      <style:text-properties fo:color="#00a933" fo:font-size="10pt" officeooo:rsid="00135bb1" style:font-size-asian="10pt" style:font-size-complex="10pt"/>
    </style:style>
    <style:style style:name="T79" style:family="text">
      <style:text-properties fo:color="#00a933" officeooo:rsid="0030cbe0"/>
    </style:style>
    <style:style style:name="T80" style:family="text">
      <style:text-properties officeooo:rsid="002c7340"/>
    </style:style>
    <style:style style:name="T81" style:family="text">
      <style:text-properties officeooo:rsid="002dbe39"/>
    </style:style>
    <style:style style:name="T82" style:family="text">
      <style:text-properties officeooo:rsid="002fad42"/>
    </style:style>
    <style:style style:name="T83" style:family="text">
      <style:text-properties officeooo:rsid="00320e36"/>
    </style:style>
    <style:style style:name="T84" style:family="text">
      <style:text-properties officeooo:rsid="003bc749"/>
    </style:style>
    <style:style style:name="T85" style:family="text">
      <style:text-properties officeooo:rsid="003d351e"/>
    </style:style>
    <style:style style:name="T86" style:family="text">
      <style:text-properties officeooo:rsid="003d8c73"/>
    </style:style>
    <style:style style:name="T87" style:family="text">
      <style:text-properties officeooo:rsid="003ec0f4"/>
    </style:style>
    <style:style style:name="T88" style:family="text">
      <style:text-properties officeooo:rsid="003f5881"/>
    </style:style>
    <style:style style:name="T89" style:family="text">
      <style:text-properties officeooo:rsid="004075f1"/>
    </style:style>
    <style:style style:name="T90" style:family="text">
      <style:text-properties officeooo:rsid="00437eef"/>
    </style:style>
    <style:style style:name="T91" style:family="text">
      <style:text-properties officeooo:rsid="00445c29"/>
    </style:style>
    <style:style style:name="T92" style:family="text">
      <style:text-properties officeooo:rsid="004793ce"/>
    </style:style>
    <style:style style:name="T93" style:family="text">
      <style:text-properties fo:color="#c9211e" fo:font-size="10pt" officeooo:rsid="00399efb" style:font-size-asian="10pt" style:font-size-complex="10pt"/>
    </style:style>
    <style:style style:name="T94" style:family="text">
      <style:text-properties officeooo:rsid="0054a87b"/>
    </style:style>
    <style:style style:name="T95" style:family="text">
      <style:text-properties officeooo:rsid="005525ab"/>
    </style:style>
    <style:style style:name="T96" style:family="text">
      <style:text-properties officeooo:rsid="007554d6"/>
    </style:style>
    <style:style style:name="T97" style:family="text">
      <style:text-properties officeooo:rsid="00759931"/>
    </style:style>
    <style:style style:name="T98" style:family="text">
      <style:text-properties officeooo:rsid="007b6ccc"/>
    </style:style>
    <style:style style:name="T99" style:family="text">
      <style:text-properties officeooo:rsid="007d44a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ro:</text:p>
      <text:p text:style-name="P1"><text:span text:style-name="T5">Subsection 1 – General intro – no figs, no equations, </text:span><text:span text:style-name="T6">500 </text:span><text:span text:style-name="T5">words</text:span></text:p>
      <text:p text:style-name="P2"/>
      <text:p text:style-name="P2">Topics to cover:</text:p>
      <text:p text:style-name="P2"/>
      <text:p text:style-name="P3">Quick 1 para opening</text:p>
      <text:p text:style-name="P3">What are grav waves</text:p>
      <text:p text:style-name="P3">types of grav waves</text:p>
      <text:p text:style-name="P3">set out we’re focussing on GWs from merging CBC which emit theses GWs as they go from IMR </text:p>
      <text:p text:style-name="P3"/>
      <text:p text:style-name="P4">Comment on literature and status of detection</text:p>
      <text:p text:style-name="P3">How we search for them</text:p>
      <text:p text:style-name="P3">Improvements to LIGO network</text:p>
      <text:p text:style-name="P2">Search/detection pipelines, - PyCBC and GstLAL <text:span text:style-name="T2">Search pipelines using matched filtering </text:span></text:p>
      <text:p text:style-name="P3">As networks become more sensitive and more mergers are being detected, the ability to determine the parameters of the merger quickly and accurately become of significnt interest...links to subsection2</text:p>
      <text:p text:style-name="P2"/>
      <text:p text:style-name="P2"/>
      <text:p text:style-name="P2"/>
      <text:p text:style-name="P34">For a nice fit for subsection 2 to start on page 2, seems like it might need to be closer to 600 words</text:p>
      <text:p text:style-name="P8"/>
      <text:p text:style-name="P8">Draft 0 – 340 words.</text:p>
      <text:p text:style-name="P2"/>
      <text:p text:style-name="P2">From their first hypothesis~\cite{einstein1} to the first direct detection of signal from binary black hole coalescence~\cite{abbott2016observation} by Advanced LIGO~\cite{advancedLIGO} and Advanced VIRGO~\cite{advan<text:span text:style-name="T59">c</text:span>edVIRGO} square-kilometre interferometers, we find ourselves in an exciting new epoch of gravitational physics. <text:span text:style-name="T59">(change this last phrase).</text:span></text:p>
      <text:p text:style-name="P2"/>
      <text:p text:style-name="P18"><text:span text:style-name="T5">As </text:span><text:span text:style-name="T7">theorised</text:span><text:span text:style-name="T5"> in </text:span><text:span text:style-name="T7">general relaitivty</text:span><text:span text:style-name="T5"> gravitational waves are stretching </text:span><text:span text:style-name="T7">and </text:span><text:span text:style-name="T5">deformation of space-time from rotating massive objects. </text:span><text:span text:style-name="T7">S</text:span><text:span text:style-name="T5">ources can be spilt into two types: continuous grav waves (CWs) and transient grav wave signals (GWs). </text:span><text:span text:style-name="T8">There is Much ongoing work concerning Cws </text:span><text:span text:style-name="T7">\cite</text:span><text:span text:style-name="T8">{bayley2019soap} </text:span><text:span text:style-name="T7">and even significant effort to implement deep-learning techniques \cite{bayley2020soapML,cwml2019}</text:span><text:span text:style-name="T8"> however this paper solely focuses on GW transients, in particualr from compact binary coalesnecs (CBCs)</text:span></text:p>
      <text:p text:style-name="P2"/>
      <text:p text:style-name="P7">CBCs are stellar mass objects either black holes or lighter NS rotate and coalsence in 3 stages known as inspiral,ringdown and merger (IMR) as they merge the distotions of spacetime occur at such a frequency that they can be detected by a network of ground-based detector, where the distrotions leave a precious impriment on detector strain of laser interferomters called a waveform. </text:p>
      <text:p text:style-name="P5"/>
      <text:p text:style-name="P6">Intro detector network, 2<text:span text:style-name="T60">nd</text:span> gen, getting ready for (<text:span text:style-name="T1">Future additions to network – </text:span><text:span text:style-name="T64">Japan </text:span><text:span text:style-name="T1">KAGRA</text:span><text:span text:style-name="T64">~\cite{kagra}</text:span><text:span text:style-name="T1">, INDIA</text:span><text:span text:style-name="T64">~\cite{UNNIKRISHNAN_2013}</text:span><text:span text:style-name="T1"> etc. (need citations)</text:span>), <text:span text:style-name="T62">introduce the idea of waveform banks (links to the specific template banks of next subseciton), </text:span><text:span text:style-name="T63">observing run of transients (need to stress the main </text:span><text:span text:style-name="T64">observations are CBCs</text:span><text:span text:style-name="T63">), </text:span><text:span text:style-name="T64">sensitive frequency band. </text:span><text:span text:style-name="T65">Observe through a process of matched filtering using specific detection pipelines </text:span><text:span text:style-name="T1">PyCBC~\cite{pycbc2016} and GstLal (gen1 - \cite{gstlal_gen1_2017}, gen2 - \cite{gstlal_gen2_2019}), </text:span><text:span text:style-name="T65">by comparing incom</text:span><text:span text:style-name="T66">ing observed detector strain pattern to a bank of modelled templated waveforms, modelled by solving GR equations using computational modelling technique numerical relativity </text:span><text:span text:style-name="T74">and EOB methods \cite{PhysRevLett.95.121101,PhysRevD.59.084006}</text:span><text:span text:style-name="T66">. </text:span></text:p>
      <text:p text:style-name="P6"/>
      <text:p text:style-name="P6"><text:span text:style-name="T1">Having completed both </text:span><text:span text:style-name="T67">O</text:span><text:span text:style-name="T1">3 runs the detectors are currently undergoing improvements </text:span><text:span text:style-name="T66">(instrumental) </text:span><text:span text:style-name="T1">in prep for o4 run with more detectors added (mention more detectors being added) </text:span><text:span text:style-name="T62">and increased detector sensitivity there is much more CBCs going to be detected and </text:span>Observing runs are just for Gwtransients. <text:span text:style-name="T1">With the first two observing runs~\cite{BBHo1,gwtc1} and the first half of the third run~\cite{gwtc2} findings published along with corresponding public data release, the </text:span><text:span text:style-name="T58">field of GW research find itself at the forefront of new science.</text:span><text:span text:style-name="T1"> </text:span></text:p>
      <text:p text:style-name="P2"/>
      <text:p text:style-name="P2"/>
      <text:p text:style-name="P2"/>
      <text:p text:style-name="P2"/>
      <text:p text:style-name="P2"/>
      <text:p text:style-name="P2"/>
      <text:p text:style-name="P2"/>
      <text:p text:style-name="P2"/>
      <text:p text:style-name="P2"/>
      <text:p text:style-name="P33">Subsection 2 – <text:span text:style-name="T68">PE </text:span>1500 words, <text:span text:style-name="T68">2 tables, no figs, 3 equations. </text:span><text:span text:style-name="T72">Skeleton:</text:span></text:p>
      <text:p text:style-name="P2"/>
      <text:p text:style-name="P20">Intro PE + params, <text:span text:style-name="T76">(link to first 2 cols of Table 1) </text:span>(already introduced waveform in prev section, can build straight from that) <text:span text:style-name="T73">(need to give table a caption)</text:span> </text:p>
      <text:p text:style-name="P20"/>
      <text:p text:style-name="P23"><text:span text:style-name="T37">Once the detector network has </text:span><text:span text:style-name="T38">is confident it has detected a gravitaional wavefrom consistent with CBC, an important task is to infer the parameters of the merger through a technique called parameter estimation (PE). CBCs are typically described by 15 parameters, as shown in </text:span><text:span text:style-name="T77">Table 1</text:span><text:span text:style-name="T38">. Instrinsic parameters of masses and spins whilts the 7 extrinsic parameters describe the location and orientation of the merger relative to the detector networks. These parameters can be inferred by similarly comparing their waveform signature to a bank of template modelled waveforms and the most optimium way to do that ~\ref{2009CQGra..26o5017S}is throug hthe computationally expensive Bayesiun inference.</text:span></text:p>
      <text:p text:style-name="P21"/>
      <text:p text:style-name="P20">PE relies on bayesian inf with relaies on Bayesian Stats...<text:span text:style-name="T76">(3eqns)</text:span> – <text:span text:style-name="T69">introduce usefulness of bayesian evidence.</text:span></text:p>
      <text:p text:style-name="P20"/>
      <text:p text:style-name="P38">Bayesian inference is built upon the mathematical framework of Bayesian statistics~\ref{bayesog} which differs from classical statistics by approaching probability as a degree of belief relative to prior knowledge rather than just on the current experimental data. Bayesian statistics is based on Bayes’ Theorem~\ref{Bayestheorem} applied to PE can be represented as</text:p>
      <text:p text:style-name="P38"/>
      <text:p text:style-name="P38">eq1,</text:p>
      <text:p text:style-name="P38"/>
      <text:p text:style-name="P24"><text:span text:style-name="T3">where </text:span><text:span text:style-name="T49">$</text:span><text:span text:style-name="T3">x</text:span><text:span text:style-name="T49">$</text:span><text:span text:style-name="T3"> are the inference parameters, </text:span><text:span text:style-name="T49">$</text:span><text:span text:style-name="T3">y</text:span><text:span text:style-name="T49">$</text:span><text:span text:style-name="T3"> is the observed </text:span><text:span text:style-name="T39">detector strain data which represents the</text:span><text:span text:style-name="T3"> </text:span><text:span text:style-name="T39">CBC </text:span><text:span text:style-name="T3">waveform, </text:span><text:span text:style-name="T39">$p(x|y)$ is the posterior probability read as ‘the probability of the parameters given the input data’. ${\cal L}(y|x)$ is the likelihood, $p(x)$ is the prior knowledge of the parameters and ${\cal Z}$ is the Bayesian evidence. The Bayesian evidence can be evaluated from the likelihood and prior by </text:span></text:p>
      <text:p text:style-name="P39"/>
      <text:p text:style-name="P25"><text:span text:style-name="T3">eq</text:span><text:span text:style-name="T40">2,</text:span></text:p>
      <text:p text:style-name="P40"/>
      <text:p text:style-name="P25"><text:span text:style-name="T3">where ${\cal Z}$ is a very useful measurement to quantify and compare results of different models\ref{sivia2006textbook}. However, in the framework of PE we are only interested in the shape of the posterior so the Bayesian evidence acts merely as a normalisation constant which can be </text:span><text:span text:style-name="T40">ignored. This means we can represent Bayes’ Theorem with respect to GW PE as </text:span></text:p>
      <text:p text:style-name="P38"/>
      <text:p text:style-name="P41">eq3.</text:p>
      <text:p text:style-name="P38"/>
      <text:p text:style-name="P20"/>
      <text:p text:style-name="P19"><text:span text:style-name="T9">Bayesian inference </text:span><text:span text:style-name="T10">in practise – software is BILBY, LALinference, PyCBCInference</text:span> \<text:span text:style-name="T4">cite{lalinference,PyCBCInference,bilby</text:span><text:span text:style-name="T10">} algorithms are MCMC or NS – Ns is more verstaile as it can evalute Bayesian Evidence also (already explained why that’s useful) samplers are…. Dont need to list the samplers here, just the refs and link to </text:span><text:span text:style-name="T78">table 2</text:span><text:span text:style-name="T10">.</text:span></text:p>
      <text:p text:style-name="P19"/>
      <text:p text:style-name="P10">With the dimension of the posterior matching the number of inferred parameters, evaluation of this high-dimensional probability becomes infeasible analytically. Instead of evaluating the probability surface, we must instead stochastically sample from it to estimate the posterior distribution. The main software used for LIGO PE is \bilby~\cite{bilby}, \lalinference~\cite{lalinference} and \pycbcinference~\cite{PyCBCInference} which contain a selection of samplers operating on a MCMC algorithm<text:span text:style-name="T80">~\cite{emcee,ptemcee} </text:span>and/or NS algorithm<text:span text:style-name="T80">~\cite{dynesty,cpnest}.</text:span></text:p>
      <text:p text:style-name="P10"/>
      <text:p text:style-name="P11">NS~\cite{Skilling2004} and MCMC~\cite{Metropolis1953,Hastings1970,Hogg} algorithms work by stochastically sampling from the prior <text:span text:style-name="T81">and computing a liklehood estimate comparing the input waveform to a waveform generated from the prior sample. Then both methods accept or reject this likelihood value via their individual algorithm until the most optimum posterior is estimated iteratively. An added bonus of NS samplers are the added versatility of computing likelihood for each sample and the overall Bayesian evidence. </text:span></text:p>
      <text:p text:style-name="P11"/>
      <text:p text:style-name="P12">These established sampling methods provide very high quality posterior estimates however the iterative likelihood evaluations make these Bayesian inference calculations very computationally demanding and time consuming with run-time to generate 10000 posterior samples $\mathcal{O}(10\text{hours})$,<text:span text:style-name="T76"> </text:span><text:span text:style-name="T79">see Table 2. </text:span>Because of this time consuming nature, much recent work has been focused on <text:span text:style-name="T83">HPC and High throughput computing techniques to </text:span>reduc<text:span text:style-name="T83">e</text:span> this run-time~\ref{smith,purrer,canizares,gpu_inference,gpu_rit,2016PhRvD..94d4031S,2019PhRvD..99h4026W,2019PhRvD.100d3030T}<text:span text:style-name="T82">however these improvements on traditional sampling methods only reduce run-times by $\mathcal{O}(1-2)$ orders of magnitude. </text:span></text:p>
      <text:p text:style-name="P10"/>
      <text:p text:style-name="P19"><text:soft-page-break/></text:p>
      <text:p text:style-name="P21">Motivation for <text:span text:style-name="T69">fast and accurate </text:span>PE at the end – MM astronomy(gw170817)<text:span text:style-name="T72">\cite{GW170817_mma}</text:span> <text:span text:style-name="T69">(birth of MMA, detectors sensitive enough to detect NS – only going to get more and more)</text:span>(Motivates fast PE), Hubble constant etc. <text:span text:style-name="T72">\cite{GW170817_Hubble}</text:span>(Motivates accurate.) and subsection2 – <text:span text:style-name="T2">really need to re invent the PE method as detector sensitivty gets better – </text:span><text:span text:style-name="T61">to push new sceince leading edge. </text:span><text:span text:style-name="T69">Whilst these methods are accurate, they struggle with speed, table 2 shows on order 10 hours to generate a meaningful sample batch from posterior. (even with some clever software to speed up by order of 2 (2 hunter refs under his speed table) its too slow)</text:span></text:p>
      <text:p text:style-name="P22"/>
      <text:p text:style-name="P26"><text:span text:style-name="T41">In the first observing runs, the was a focus on accurate PE to enable new test of relativistic astrophysical theories~\cite{GW170817_Hubble,GW150914_gr,Schutz} however in the wake of GW170817 – the first </text:span><text:span text:style-name="T42">BNS – it gave rise to MMA</text:span><text:span text:style-name="T43">~\cite{GW170817_mma} </text:span><text:span text:style-name="T42">where in this new field of science, emphasis is set on fast PE for rapid sky localisation for follow-up observations of EM counterparts. This shift motivates the inception of a new method of PE which allows for subsecond PE, which the tradiitional sampling methods cannot obtain alone.</text:span></text:p>
      <text:p text:style-name="P22"/>
      <text:p text:style-name="P22">This speed element motivates deep-learning approaches to speed up sampling rate post training. Much work has been done deep-learning for all steps of GW DA \cite{mlreview2020,PhysRevLett.120.141103}→<text:span text:style-name="T75"> expan and talk about the ml review in detail</text:span>, in <text:span text:style-name="T75">particular</text:span> PE with some software <text:span text:style-name="T71">opting to enhance current sampling methods \cite{williams2021nested}, we present a method to completely replace old tehcniques, using a tehcnique called VI \cite{1904.06264} which circumvents costly likelihood cals to produce a meaningful batch of samples in subsecond run-times post-training.</text:span></text:p>
      <text:p text:style-name="P22"/>
      <text:p text:style-name="Standard"><text:span text:style-name="T44">An ideal solution for this run-time bottleneck is the implementation of deep-learning methods. Much work is currently being done on implementing DL </text:span><text:span text:style-name="T45">techniques</text:span><text:span text:style-name="T44"> into both the detection~\cite{</text:span><text:span text:style-name="T3">PhysRevLett.120.141103</text:span><text:span text:style-name="T44">} </text:span><text:span text:style-name="T45">and PE pipelines. With a recent review~\cite{mlreview2020} discussing the trajectory for DL to transform many aspects of GW searches, classification and data analysis. With DL approaches, some works have been focussed on enhancing traditional sampling methods~\cite{williams2021nested} by reducing the effective number of costly likelihood calculations during sampling. Other methods~\cite{stephengreen2020,vitpaper} look to completely replace traiditonal methods, circumventing need for costly likelihood evaluations using a technique called VI~\cite{</text:span><text:span text:style-name="T3">1904.06264</text:span><text:span text:style-name="T45">}. Once trained, these methods boast sub-second run-times as seen in Table 2.</text:span></text:p>
      <text:p text:style-name="P35"><text:span text:style-name="T11">Subsection 3 – Deep-learning approaches </text:span><text:span text:style-name="T12">No equation, No tables, No fig 500 words </text:span><text:span text:style-name="T13">Skeleton:</text:span></text:p>
      <text:p text:style-name="P2"/>
      <text:p text:style-name="P27">Intro DL as a whole/premise/computational technique – introduce the term hyperparams.</text:p>
      <text:p text:style-name="P27"/>
      <text:p text:style-name="P29">Need to reword these first 2 paragraphs and make sure to define hyperparameters.</text:p>
      <text:p text:style-name="P27"/>
      <text:p text:style-name="P28">Conceptually:</text:p>
      <text:p text:style-name="P14">At the <text:s/>very <text:s/>fundamental level machine learning (ML) is a category of artificial intelligence that enables computers to think and learn on their own. Machines <text:s/>rely <text:s/>on data contrary <text:s/>to what <text:s/>comes <text:s/>naturally <text:s/>to <text:s/>humans: learning from <text:s/>experience. <text:s/>It is all about making computers modify their actions in order to improve the actions to attain more accuracy, where accuracy is measured in terms of the number of times times the chosen actions results into correct ones. <text:span text:style-name="T86">Provides learning capabilities to computer without explicit programming</text:span></text:p>
      <text:p text:style-name="P14"/>
      <text:p text:style-name="P30">Mathematically:</text:p>
      <text:p text:style-name="P14">Deep learning can be broadly defined as a family of algorithms employing artificial neural networks <text:span text:style-name="T86">(NNs)</text:span> to discover knowledge from experience for predictions or decision-making<text:span text:style-name="T85">~\cite{dl1}</text:span>. <text:s/>A normal artificial neural network in deep learning usually connects a sequence o<text:span text:style-name="T84">f </text:span>weight matrix followed by a nonlinear activation function as a network, which is typical of a considerably large parameter size. The term of deep learning was introduced to machine learning by Dechter<text:span text:style-name="T86">~\cite{dlog}</text:span>Deep learning discovers intricate structure in large data sets by using the backpropagation algorithm to indicate how a machine should change its internal parameters that are used to compute the representation in each layer from the representation in the previous layer.</text:p>
      <text:p text:style-name="P14"/>
      <text:p text:style-name="P65">Need 1-2 sentences on what DL is</text:p>
      <text:p text:style-name="P13"/>
      <text:p text:style-name="P17"><text:span text:style-name="T87">A specific class of techniques that has proven very useful in the field of GW PE is deep gen models. Deep gen modelling is a technique that trains N</text:span><text:span text:style-name="T88">N</text:span><text:span text:style-name="T87">s to model the distribution of training sets, making it ideal for </text:span><text:span text:style-name="T88">approximate inference \cite{1807.03653}. There has been much progress of deep generative models with research fragmenting into various architectures and hybrids with different strengths/weaknesses/specialities. A recent review release as pre-print this month~\cite{bond2021deep} acknowledges the spread of research and looks to provide a overarching framework of the current status of the field. In doing so, they released direct comparisons between architectures for important aspects in the inference VI pipeline such as training speed </text:span><text:span text:style-name="T89">and proposal likelihood quality. By looking at these comparisons, two architectures stand out to be best suited for our specific GW PE use case. </text:span></text:p>
      <text:p text:style-name="P15"/>
      <text:p text:style-name="P31"><text:span text:style-name="T46">The first is normalising flows architecture, where much work has already been done on their suitability for GW inference.~\cite{williams2021nested,papamakarios2019normalizing}. Normalising flows work by stochastically sampling from your input distribution and applying an invertible linear transform with an easy to compute Jacobian determinant to this sample which maps it to a unit Gaussian distribution. The benefit of this change of basis is the ease of sampling and evaluation of unit Gaussian distributions even at high dimensions. </text:span><text:span text:style-name="T47">However, the </text:span><text:span text:style-name="T50">restrictions</text:span><text:span text:style-name="T47"> of the transform having to be </text:span><text:span text:style-name="T48">invertible</text:span><text:span text:style-name="T47"> with calculable Jacobian along with the output normal Gaussian needs have the same dimension as the input distribution make normali</text:span><text:span text:style-name="T48">s</text:span><text:span text:style-name="T47">in</text:span><text:span text:style-name="T48">g</text:span><text:span text:style-name="T47"> flows hard to train for the high-dimensional parameter spaces required for PE.</text:span></text:p>
      <text:p text:style-name="P42"/>
      <text:p text:style-name="P32"><text:span text:style-name="T47">F</text:span><text:span text:style-name="T3">or this reason we have opted to use the second architecture recommended for use in GW inference, variation auto encoders. VAEs are made up of two Nns, one which take the input distribution and encodes it into a lower dimensional latent space distribution which the second network decodes and learns to reconstuct the original input data. This lower dimension space makes high-dimensional distributions easier to train whilst negating the restrictive invertible transforms required for normalising flows.</text:span></text:p>
      <text:p text:style-name="P64"/>
      <text:p text:style-name="P16">We present our VAE designed particularly for VI of GW waveforms, aptly name \vitamin. <text:span text:style-name="T90">We follow on from the \vitamin paper~\cite{vitpaper} </text:span><text:span text:style-name="T91">henceforth</text:span><text:span text:style-name="T90">, paper 1.</text:span></text:p>
      <text:p text:style-name="P64"/>
      <text:p text:style-name="P9"/>
      <text:p text:style-name="P36"><text:span text:style-name="T11">Subsection </text:span><text:span text:style-name="T12">4</text:span><text:span text:style-name="T11"> – </text:span><text:span text:style-name="T12">Vitamin</text:span><text:span text:style-name="T11"> </text:span><text:span text:style-name="T13">2</text:span><text:span text:style-name="T12"> equation</text:span><text:span text:style-name="T13">s</text:span><text:span text:style-name="T12">, No tables, 1 fig:monte_flow <text:s/>1500 words</text:span></text:p>
      <text:p text:style-name="P43"/>
      <text:p text:style-name="P74"><text:span text:style-name="T93"/></text:p>
      <text:p text:style-name="P74"><text:span text:style-name="T51">Presented in paper 1, </text:span><text:span text:style-name="T3">\texttt{VItamin} </text:span><text:span text:style-name="T51">is </text:span><text:span text:style-name="T3">a \ac{CVAE} </text:span><text:span text:style-name="T51">which is a VAE conditional on input waveform data ($y$) which seeks to generate a proposal posterior </text:span><text:span text:style-name="T52">$r_\theta(x|y)$ </text:span><text:span text:style-name="T51">to reconstuct closely the true posterior </text:span><text:span text:style-name="T52">$p(x|y)$ </text:span><text:span text:style-name="T51">it sees during training. <text:s/></text:span><text:span text:style-name="T57">The right-hand side of of Fig.~\ref{fig:vit_flow} shows the structure of \vitamin for producing samples. </text:span><text:span text:style-name="T51">Neural networks are trained by minimising a cost function, for vitamin we define the cross entropy cross function as</text:span></text:p>
      <text:p text:style-name="P56"/>
      <text:p text:style-name="P54">eq,</text:p>
      <text:p text:style-name="P54"/>
      <text:p text:style-name="P55">which is <text:span text:style-name="T92">inherintly </text:span>minimised when the proposal posterior tends to the true posterior. <text:span text:style-name="T92">The proposal posterior is parmeterised on the output of the encoder $r_{\theta_1}(z|y)$ and decoder $r_{\theta_2}(x|y,z)$ networks as follows</text:span></text:p>
      <text:p text:style-name="P55"/>
      <text:p text:style-name="P58">eq.</text:p>
      <text:p text:style-name="P58"/>
      <text:p text:style-name="P71">Need to include all training theory here instead of in the methods section, come back to this.<text:span text:style-name="T70">As said before, to train the model we need to minimise the cost function. Equation~\ref{eq:cost} represents the cross-entropy in its continous integral form, this can then be expressed </text:span></text:p>
      <text:p text:style-name="P58"/>
      <text:p text:style-name="P74"><text:span text:style-name="T51">Here, the $\theta$ subscripts </text:span><text:span text:style-name="T54">represent</text:span><text:span text:style-name="T51"> tunable training parameters and $z$ represents samples from the lower dimensional \textit{latent space}. More specific details on training are found in Section.~\ref{methods:training}. </text:span><text:span text:style-name="T53">For notation</text:span><text:span text:style-name="T51"> inside the remit of model training and validation, $p(x|y)$ represents the true posterior formed of the $x$ parameters in training data. </text:span><text:span text:style-name="T53">However, </text:span><text:span text:style-name="T54">later </text:span><text:span text:style-name="T53">when</text:span><text:span text:style-name="T51"> we start to compare </text:span><text:span text:style-name="T53">with other algorithms, $p(x|y)$ represents the target posterior </text:span><text:span text:style-name="T54">created \dynesty sampling algorithm as an accurate reference for our results.</text:span></text:p>
      <text:p text:style-name="P57"/>
      <text:p text:style-name="P75"><text:span text:style-name="T54">From Table</text:span><text:span text:style-name="T56">~\ref{tab:speed}</text:span><text:span text:style-name="T54">, we can see the speed increase of \vitamin compared to the traditional sampling methods and other \ac{DL} frameworks. However, a consequence of the speed of \ac{VI} is a limitation in network versatility. In this paper, we present a method to estimate likelihoods of \vitamin proposal posterior samples using Monte Carlo approximations to increase the versatility of \vitamin. This would align \vitamin with the abilities of \ac{NS} with the end goal of being able to estimation the </text:span><text:span text:style-name="T56">Bayesian</text:span><text:span text:style-name="T54"> evidence using Eq.~\ref{eq:bayes_evidence}.</text:span></text:p>
      <text:p text:style-name="P66"/>
      <text:p text:style-name="P76"><text:span text:style-name="T55">A particularly useful consequence of obtaining likelihood evaluations is the ability to resample the proposl posterior using a technique called likelihood reweighting. A recent paper~\cite{OzGrav} showed this to be successful for improving results of approximate posterior distibution. In their paper, they used an approximate waveform generator</text:span><text:span text:style-name="T3">~\cite{IMRPhenomD} to construct a proposal posterior using the \bilby implementation of \cpnest. Then rew</text:span><text:span text:style-name="T55">e</text:span><text:span text:style-name="T3">ighted the</text:span><text:span text:style-name="T55">se</text:span><text:span text:style-name="T3"> proposal samples according to their likleihood ratio with a more complete, but computationally expensive, </text:span><text:span text:style-name="T55">target </text:span><text:span text:style-name="T3">waveform generator~\cite{NRHybSur3dq8} using a process called </text:span><text:span text:style-name="T55">\ac{</text:span><text:span text:style-name="T3">SIR</text:span><text:span text:style-name="T55">}</text:span><text:span text:style-name="T3">~\cite{brian2006resampling}. They found by rewighting the likelihoods of the two </text:span><text:span text:style-name="T55">distributions</text:span><text:span text:style-name="T3">, they could effectively simulate sampling from the target posterior without having to ever run </text:span><text:span text:style-name="T55">the </text:span><text:span text:style-name="T3">sampl</text:span><text:span text:style-name="T55">ing algorithm</text:span><text:span text:style-name="T3"> on </text:span><text:span text:style-name="T55">the </text:span><text:span text:style-name="T3">computationally expensive waveforms.</text:span></text:p>
      <text:p text:style-name="P67"/>
      <text:p text:style-name="P37">Once we have estimated our proposal likelihoods, we look to e use a similar \ac{SIR} approach to reweigh our samples according to their likleihood ratio relative to our target posterior evaluated using the \bilby implementation of \dynesty to improve the results of \vitamin.</text:p>
      <text:p text:style-name="P68"/>
      <text:p text:style-name="P37">The structure of the paper is as follows. </text:p>
      <text:p text:style-name="P72"><text:span text:style-name="T14"/></text:p>
      <text:p text:style-name="Standard"><text:span text:style-name="T3">In Section~\ref{methods} we set out the frameowrk for training our \vitamin model on a reduced parameter space</text:span></text:p>
      <text:p text:style-name="P37">and desicbe Monte Carlo methods used for likleihood evaluation and reweighting. In Section~\ref{results}, we discus the quality of these proposal likelihoods using qualitative self-consistency and quantitative reproducibility tests. We then go on to evaluate the suitability of the \ac{SIR} method for our resampling compared to the success of \cite{resample_aus}. Finally, in Section~\ref{conc}, we contextualise our results in the wider field of rapid \ac{PE} by and reiterate the significance of added versatility of \vitamin and set out the roadmap of related future work.</text:p>
      <text:p text:style-name="P45"/>
      <text:p text:style-name="P45"/>
      <text:p text:style-name="P44"/>
      <text:p text:style-name="P44"/>
      <text:p text:style-name="P105">Methods – subsection 1 – model training 1 equation, 2 figs ~700 words for each subsection</text:p>
      <text:p text:style-name="P46"/>
      <text:p text:style-name="P70">1 paragraph: model setup</text:p>
      <text:p text:style-name="P47"/>
      <text:p text:style-name="P48">Vitamin newtork was constructed as in figure 1 with the base hyperparams for network structure detailed in Table 3 of paper 1. Some modifactions were made to these base settings, namely the latent space dimenion were reduced to account for our sepcific subset lower dimensional parameter space. We chose to infer a subset of 6 parameters for this test case (see Table~\ref{tab:params}) for two reasons. The first was to save time generating out target posterior using \dynesty, our 10,000 samples were generated in order(3 hours) compared to the benchmark 6 hours quoted in Table~\ref{tab:speeds}. The second was a requirement for all our parameters to be defined on uniform priors for likelihood calculations detailed in Section~\ref{methods:likelihoods}. This means we could not infer sky parameters due to the sinusoidal prior on declination so we decided to one use H1 detector for ease due to the main function of multi-detector observations is sky localisation.</text:p>
      <text:p text:style-name="P48"/>
      <text:p text:style-name="P69">1 paragraph cost plot</text:p>
      <text:p text:style-name="P47"/>
      <text:p text:style-name="P49">We then trained the model by minimising $H$ in its iterable approximant form (Eq.~\ref{eq:cost_approx}). Figure~\ref{fig:cost} shows the <text:span text:style-name="T94">progress of vitamin training with $H$ decreasing with more training iterations. The behaviour seen between 104 and 105 iterations comes from ramping L up with decreasing KL to find the optimum gradient descent for $H$.</text:span></text:p>
      <text:p text:style-name="P51"/>
      <text:p text:style-name="P51">To quantify the progress of model training, it is useful to set aside some training data that the model does not see in the training batch called a validation set. This tests to see if the model is really improving with training or has simply memorised the training sets which give a misnomer $H$ decrease. This memorising of training data is called overfitting and occurs when the wrong configuration of training parameters is used.</text:p>
      <text:p text:style-name="P49"/>
      <text:p text:style-name="P50"><text:span text:style-name="T94">Most tunable training parameters such batch size and number of epochs were kept consistent with paper 1 and the dotted lines on Fig.~\ref{fig:cost} show the results of validation data </text:span><text:span text:style-name="T95">align with that of the training data indicating there is no overfitting and the model is successfully training.</text:span></text:p>
      <text:p text:style-name="P50"/>
      <text:p text:style-name="P49"><text:span text:style-name="T95">The number </text:span><text:span text:style-name="T94">number of training iterations </text:span><text:span text:style-name="T95">was </text:span><text:span text:style-name="T94">initially set to 106, </text:span><text:span text:style-name="T95">however training was stopped early to ensure the proposal posterior from vitamin $r_\theta(x|y)$ is sufficiently different from dynesty targey posterior $p(x|y)$ to allow for resampling improvements to be more visible on plots, see Section~\ref{results:resample}. The fact that the $H$ curve does not full flatten in Fig.~\ref{fig:cost} indicated the model is not fully trained.</text:span><text:span text:style-name="T94"> </text:span></text:p>
      <text:p text:style-name="P47"/>
      <text:p text:style-name="P69">1 paragraph samples gen+corner plot</text:p>
      <text:p text:style-name="P47"/>
      <text:p text:style-name="P77"><text:span text:style-name="T15">From this partially trained model, generated 2 sets of vitamin samples, the first set 5000 which was found empirically to be the minimum samples for nice smooth posterior plots. The second set was 100,000 to allow for sufficient resampling as detailed in Section~\ref{methods:resample}. These 100,000 proposal samples were compared to the 10,000 target samples using a corner plot in Fig.~\ref{fig:vit_corner}. </text:span></text:p>
      <text:p text:style-name="P77"><text:span text:style-name="T15"/></text:p>
      <text:p text:style-name="P77"><text:span text:style-name="T15">This partial corner plot shows the cross-section representation of the posterior. This allows meaningful visualisation of the complex mulit-dimensional probability surface, which is useful to compare the proposal and target results. Here, the black dots represent the true parameters from our noisy GW signal, and the 2D contours represent the 50\% and 90\% credible interval of the individual posteriors. </text:span><text:span text:style-name="T16">The 100,000 vitamin and 10,000 dynesty samples are shown, with the order of magnitude discrepency accounting for the increased smoothness of vitman curves. </text:span><text:span text:style-name="T17">For the unimodal distributions, the proposal approximates the target well with significant convergence. For the multimodal distubitions of inclination and polarisation parameters, the proposal significantly diverges from target as a consequence of incomplete training. This creates regions of under and over sapmpling in the 2D representations. This divergence of proposal and target is what we are aiming to minimise using by resampling.</text:span></text:p>
      <text:p text:style-name="P107"><text:span text:style-name="T17">M</text:span><text:span text:style-name="T4">ethods 2 – Likelihood estimates - </text:span><text:span text:style-name="T21">3</text:span><text:span text:style-name="T4"> equations, 1 figure{monte_flow} ~700 words</text:span></text:p>
      <text:p text:style-name="P78"><text:span text:style-name="T4"/></text:p>
      <text:p text:style-name="P78"><text:span text:style-name="T4"/></text:p>
      <text:p text:style-name="P73"><text:span text:style-name="T4">Monte conceptually with refs,</text:span></text:p>
      <text:p text:style-name="P78"><text:span text:style-name="T4"/></text:p>
      <text:p text:style-name="P80"><text:span text:style-name="T18">Monte Carlo methods provides a way to estimate hard-to-compute expectation values of continous functions by </text:span><text:span text:style-name="T19">evaluating</text:span><text:span text:style-name="T18"> the mean </text:span><text:span text:style-name="T19">of stochastic samples</text:span><text:span text:style-name="T18">~\cite{brian2006resampling}</text:span><text:span text:style-name="T19">. This stochastic integral evaluation was key to the derivation of the approximate cost function $H$ (Eq.~\ref{eq:cost_approx}) from its continous form $H(p,r)$ (Eq.~\ref{eq:cross_ent}), as detailed in paper 1. <text:s/></text:span></text:p>
      <text:p text:style-name="P78"><text:span text:style-name="T4"/></text:p>
      <text:p text:style-name="P79"><text:span text:style-name="T4">In its parametric form (Eq.~\ref{eq:prop_post}), $r_\theta(x|y)$ is a integral that is very hard to solve analytically. </text:span><text:span text:style-name="T19">By expressing it as an expectation value </text:span></text:p>
      <text:p text:style-name="P79"><text:span text:style-name="T19"/></text:p>
      <text:p text:style-name="P83"><text:span text:style-name="T19">E</text:span><text:span text:style-name="T4">q,</text:span></text:p>
      <text:p text:style-name="P79"><text:span text:style-name="T19"/></text:p>
      <text:p text:style-name="P79"><text:span text:style-name="T19">we can implement a Monte Carlo approximation to estimate the proposal posterior at a single point in parameter space $x_i$</text:span></text:p>
      <text:p text:style-name="P78"><text:span text:style-name="T19"/></text:p>
      <text:p text:style-name="P81"><text:span text:style-name="T4">Eq,</text:span></text:p>
      <text:p text:style-name="P81"><text:span text:style-name="T4"/></text:p>
      <text:p text:style-name="P82"><text:span text:style-name="T4">where $x_i$ </text:span><text:span text:style-name="T20">is a single output sample from our trained network. By iteratively drawing $z_j$ samples from $r_{\theta_1}(z_j|y)$ <text:s/>to construct $r_{\theta_{2,j}}(x_y,z_j)$ and evaluate this decoder network at $x_i$ and taking the mean over a batch size $N$ we can directly estimate the proposal posterior </text:span><text:span text:style-name="T21">for $x_i$.</text:span></text:p>
      <text:p text:style-name="P82"><text:span text:style-name="T21"/></text:p>
      <text:p text:style-name="P84"><text:span text:style-name="T4">Due to our deliberate choice of parameters with uniform priors and as \ac{PE} does not require normalisation (Eq.~\ref{eq_bayes_approx}, it is straight forward to show that posterior estimation can also approached as a likleihood estimation,</text:span></text:p>
      <text:p text:style-name="P84"><text:span text:style-name="T4"/></text:p>
      <text:p text:style-name="P84"><text:span text:style-name="T4">Eq</text:span></text:p>
      <text:p text:style-name="P84"><text:span text:style-name="T4"/></text:p>
      <text:p text:style-name="P84"><text:span text:style-name="T4">Where ${\cal L}_\theta(y|x_i)$ is the proposal likelihood of a single vitamin sample.</text:span></text:p>
      <text:p text:style-name="P81"><text:span text:style-name="T4"/></text:p>
      <text:p text:style-name="P73"><text:span text:style-name="T4">In practice – talk through figure plus hardware limitations</text:span></text:p>
      <text:p text:style-name="P73"><text:span text:style-name="T4"/></text:p>
      <text:p text:style-name="P89"><text:span text:style-name="T21">A practical approach to this Monte Carlo approximation is shown in Fig.~\ref{fig:monte_flow} where $r_{\theta_1}$ is constructed as normal and a batch of $z_N$ samples are drawn and ran through the vitamin network in parallel to reconstruct the likleihood of a single sample. We want $N$ as big as possible to outweight the stochasitc nature of Monte Carlo sampling, however this is limited by hardware. On a \textit{Nvidia Tesla V100 </text:span><text:span text:style-name="T22">GPU</text:span><text:span text:style-name="T21">} the maximum batch size was 65000. A way to increase this further would be to run the Monte Carlo batch section highlighted as red box in Fig.~\ref{fig:monte_flow}) </text:span><text:span text:style-name="T22">$R$ times to create an effective batch size $z_\textup{eff}=NR$. </text:span></text:p>
      <text:p text:style-name="P85"><text:span text:style-name="T22"/></text:p>
      <text:p text:style-name="P85"><text:span text:style-name="T22">In practise, the $r_{\theta_2}$ networks are constucted using \ac{tf1} and consist of seperate complex distributions for different parameters of $x_i$ which need to be evaluated seperately and combined later, to allow this combination to be a sumamtion rather than a more costly product, the natural log of the proposal likleihood is take as a proposal log-likelihood. This is an industry standard, and so rewieghting is actually done in accordance to log-likelihood ratios of different samplers.</text:span></text:p>
      <text:p text:style-name="P85"><text:span text:style-name="T22"/></text:p>
      <text:p text:style-name="P73"><text:span text:style-name="T4">generating them for the 2 sample sets – software lim = data leak, dont mention binning BUT maybe foreshadow that software problems will come up again</text:span></text:p>
      <text:p text:style-name="P78"><text:span text:style-name="T4"/></text:p>
      <text:p text:style-name="P86"><text:span text:style-name="T23">Using these methods, we evaluate log-likelihoods for our set of 5000 and 100,000 vitamin samples. However, as a consequence of our version of vitamin being written in </text:span><text:span text:style-name="T24">discontinued</text:span><text:span text:style-name="T23"> \ac{tf1} at the time of writing, there was a known memory leak issue in the code which limited our ability to maximise $z_eff$. For the 5000 sample run we were able to load the GPU with $N=65,000$ with $R=4$ repetitions giving $z_eff=260000$, however we were only able to run the 100,000 samples with $z_eff=25000$. The consequences of this order of magnitude discrepancy and further software limitations are dealt with in Section~\ref{results:reproduce}. </text:span><text:span text:style-name="T25">For both sets of samples the target log-likelihoods were using bilby ensuring the same noisy GW data and waveform generator was used for the initial vitamin sample generation run.</text:span></text:p>
      <text:p text:style-name="P108"><text:span text:style-name="T23">M</text:span><text:span text:style-name="T4">ethods 3 – Rewighting – 2 equations ~ 500 words</text:span></text:p>
      <text:p text:style-name="P87"><text:span text:style-name="T4"/></text:p>
      <text:p text:style-name="P91"><text:span text:style-name="T4">Importance sampling is well established method of sampling from a target distribution using only proposal samples and likelihood ratios~\cite{1592027}. \ac{SIR} is a Monte Carlo approximation of this technique which allows a the proposal distribution to be reweighted to add more importnace to the under-sampled regions compared to target posterior </text:span><text:span text:style-name="T26">as is the case </text:span><text:span text:style-name="T4">in the mutli-modal distibuionts of Fig.~\ref{fig:vit_corner}.</text:span><text:span text:style-name="T26">This is done by constucting a weight function as a ratio of target and proposal likleihoods and normalising</text:span></text:p>
      <text:p text:style-name="P91"><text:span text:style-name="T26"/></text:p>
      <text:p text:style-name="P92"><text:span text:style-name="T4">eq3 (weight).</text:span></text:p>
      <text:p text:style-name="P52"/>
      <text:p text:style-name="P91"><text:span text:style-name="T4">Following the metholody used in~\cite{resample_aus}, we start with the \ac{PE} version of Bayes’ Theorem for the target posterior (Eq.~\ref{eq:bayes_approx}). Then multiply by unity with respect to the proposal likelihoods. </text:span><text:span text:style-name="T27">Extracting the weight function from the right-hand side then allows us the see the residual is merely the proposal posterior</text:span></text:p>
      <text:p text:style-name="P91"><text:span text:style-name="T27"/></text:p>
      <text:p text:style-name="P93"><text:span text:style-name="T4">eq(1+2),</text:span></text:p>
      <text:p text:style-name="P93"><text:span text:style-name="T4"/></text:p>
      <text:p text:style-name="P93"><text:span text:style-name="T4">giving us way of sampling from the target posterior by weighted resampling of the proposal posterior.</text:span></text:p>
      <text:p text:style-name="P93"><text:span text:style-name="T4"/></text:p>
      <text:p text:style-name="P94"><text:span text:style-name="T27">In~\cite{resample_aus} they </text:span><text:span text:style-name="T28">derived</text:span><text:span text:style-name="T27"> a resampling function to dictate the resampling ratio, that is how many weighted samples to extract from proposal posterior. However, ~\cite{brian2006resampling} suggests a simpler approach of using a benchmark resampling ratio of 20 gives sufficient results. As a proof-of-concept we </text:span><text:span text:style-name="T28">resample according to this simpler benchmark to extract 5000 weighted samples from our 100000 proposal samples.</text:span></text:p>
      <text:p text:style-name="P90"><text:span text:style-name="T4"/></text:p>
      <text:p text:style-name="P88"><text:span text:style-name="T4"/></text:p>
      <text:p text:style-name="P109"><text:span text:style-name="T4">Section 3 – Results – 4 FIGS and 2 equations total </text:span></text:p>
      <text:p text:style-name="P95"><text:span text:style-name="T4"/></text:p>
      <text:p text:style-name="P95"><text:span text:style-name="T4"/></text:p>
      <text:p text:style-name="P96"><text:span text:style-name="T29">The first criteria of our proposal log-likelihoods is that they endure self-consistency. That is, higher log-likelihood values must correspond samples in the centre of the proposal posterior and lower log-likelihood values should exist mainly in the wings of the distributions. This is an essential qualitative test to diagnose any mathematical or programming errors before comparing with target distributions. </text:span></text:p>
      <text:p text:style-name="P96"><text:span text:style-name="T29"/></text:p>
      <text:p text:style-name="P95"><text:span text:style-name="T4">In Fig.~\ref{fig:self_consist}, we present another partial corner plot of our 5000 proposal posterior samples </text:span><text:span text:style-name="T30">with the same 50\% and 90\% credible intervals in the 2D contours. We then plotted the positions in parameter space corresponding to the highest 500 (green) and lowest 500 (red) proposal log-likelihood estimates. For the 1D distributions the position corresponding to the single highest and lowest log-likelihood value is plotted.</text:span></text:p>
      <text:p text:style-name="P95"><text:span text:style-name="T30"/></text:p>
      <text:p text:style-name="P97"><text:span text:style-name="T4">For all 6 parameters, there is an clear trend of higher log-likelihoods being located exclusively within the 90% credible contour whereas there is a tendency for the lower log-likelihood values to exist in the tails of the distributions. In the 1D remit, the unu-modal distibutions show a similar successful trend, </text:span><text:span text:style-name="T32">with the highest log-likleihood value corresponding to a higher position in the histogram.</text:span><text:span text:style-name="T4"> </text:span><text:span text:style-name="T32">H</text:span><text:span text:style-name="T4">owever for the multi-modal parameters, where the modal is under trained, the quality of results are not as obvious. </text:span><text:span text:style-name="T31">This said, Fig.~\ref{fig:self_consist}</text:span><text:span text:style-name="T4"> </text:span><text:span text:style-name="T31">qualitatively shows that</text:span><text:span text:style-name="T4"> </text:span><text:span text:style-name="T31">Monte Carlo</text:span><text:span text:style-name="T4"> methods in Section~\ref{method:monte} <text:s/></text:span><text:span text:style-name="T31">produce self-consistent proposal log-likelihoods.</text:span></text:p>
      <text:p text:style-name="P95"><text:span text:style-name="T4"/></text:p>
      <text:p text:style-name="P110"><text:span text:style-name="T4">Results Subsection 2 – 2 figs, </text:span><text:span text:style-name="T35">1</text:span><text:span text:style-name="T4"> equations – longer section that the one above pls…</text:span></text:p>
      <text:p text:style-name="P98"><text:span text:style-name="T4"/></text:p>
      <text:p text:style-name="P100"><text:span text:style-name="T33">The second criteria of our proposal log-likelihood estimations is that the must be reproducible. That is, they must be deterministic on sample location, so numerous independent runs on the same sample location should give the </text:span><text:span text:style-name="T35">s</text:span><text:span text:style-name="T33">ame result (as is the case in our \dynesty target log-likelihood method).</text:span></text:p>
      <text:p text:style-name="P100"><text:span text:style-name="T33"/></text:p>
      <text:p text:style-name="P98"><text:span text:style-name="T4">The stochastic nature of drawing $z_j$ from $r_{\theta_1}(z|y)$ in Eq.~\ref{eq:monte_approx2}, sets an upper-limit on <text:s text:c="2"/>the deterministic nature of our proposal method, especially in comparison to that of our target evaluations. However, we can minimise this non-determinism by increasing $z_\textup{eff}$ to outweight the stochastic nature when taking the mean. </text:span></text:p>
      <text:p text:style-name="P98"><text:span text:style-name="T4"/></text:p>
      <text:p text:style-name="P99"><text:span text:style-name="T4">The relationship between </text:span><text:span text:style-name="T34">reproducibility and </text:span><text:span text:style-name="T4">$z_\textup{eff}$ </text:span><text:span text:style-name="T34">is demonstarted in Fig.~\ref{fig:hists}. To produce these histograms we selected a single $x_i$ sample and ran 5000 independent parallel runs of our proposal </text:span><text:span text:style-name="T35">log-likelihood</text:span><text:span text:style-name="T34"> method for different batch sizes. </text:span></text:p>
      <text:p text:style-name="P99"><text:span text:style-name="T34"/></text:p>
      <text:p text:style-name="P101"><text:span text:style-name="T34">W</text:span><text:span text:style-name="T4">e can see that across all batch sizes there is a good agreement in mean log-likelihood value. By fitting normal distributions to these profiles we get the relation</text:span></text:p>
      <text:p text:style-name="P101"><text:span text:style-name="T4"/></text:p>
      <text:p text:style-name="P101"><text:span text:style-name="T4">Eq,</text:span></text:p>
      <text:p text:style-name="P101"><text:span text:style-name="T4"/></text:p>
      <text:p text:style-name="P101"><text:span text:style-name="T4">where $\sigma$ is the standard deviation of the fitted normal distribution, as expected from basic statistics of independent samples.</text:span></text:p>
      <text:p text:style-name="P101"><text:span text:style-name="T4"/></text:p>
      <text:p text:style-name="P102"><text:span text:style-name="T4">The details of the upper-limit on batch size was previously explained in Section~\ref{method:monte} due to a combination of hardware and software limitations. </text:span></text:p>
      <text:p text:style-name="P99"><text:span text:style-name="T34"/></text:p>
      <text:p text:style-name="P103"><text:span text:style-name="T34">H</text:span><text:span text:style-name="T4">owever, the lower-limit of $z_\textup{eff}=25000$ is also linked with a software limiation of \texttt{tf.1}. When evaluating the the decoder network at a sample located in the tails of the proposal posterior, that is corresponding to a very low log-liklihood (a red location in Fig.~\{fig:self_consist}), <text:s/>\texttt{tf.1} sets a hard minimum limit on this value. We spent time </text:span><text:span text:style-name="T36">diagnosing the cause of this limit and heavily suspect it comes from the way </text:span><text:span text:style-name="T4">\texttt{tf.1.</text:span><text:span text:style-name="T36">probability</text:span><text:span text:style-name="T4">} </text:span><text:span text:style-name="T36">module which was used for the decoder networks at the time of producing results. This `binning’ of lower log-likelihood values is more pronounced for lower batch sizes, causing any $z_\textup{eff} \less 25000$ profile as in Fig.~\ref{fig:hists} to be negatively skewed towards the lower limit. Whilst this binning is still present in higher batch sizes, it is outweighed by the higher log-likelihood estimates. </text:span></text:p>
      <text:p text:style-name="P103"><text:span text:style-name="T36"/></text:p>
      <text:p text:style-name="P104"><text:span text:style-name="T36">T</text:span><text:span text:style-name="T4">his binning prevents a more qualititative error analysis as in its absense we could estimate the error from Fig.~\ref{fig:hists} as $\approx \frac{\sigma}{\sqrt{5000}}$ to determine the suitable batchsize require to have a log-likleihood error of $plusminus 0.1$ to fit in with \bilby benchmark standards and thus provide a quantitave upper-limit of stochastic reproducibility.</text:span></text:p>
      <text:p text:style-name="P102"><text:span text:style-name="T4"/></text:p>
      <text:p text:style-name="P104"><text:span text:style-name="T3">This upper-limit forms one form of scatter in the data comparing proposal and target log-likelihoods. The second form of scatter comes from the original discrepancy between the proposal and target posteriors.</text:span></text:p>
      <text:p text:style-name="P59"/>
      <text:p text:style-name="P59">Further analysis is done in Fig.~\ref{fig:scatter}(a) <text:span text:style-name="T96">which shows the scatter in data of two independent Monte Carlo log-likelihood estimate runs on the set of 5000 proposal posterior samples at the maxmim batchszie of 260000. From the top plot we can see the from the overlay of both runs, they produce the same general profile with noticable lower log-likelihood binning even at the highest batch size. These two runs are then presented as a scatter plot with a density contour of the 50\% and 68\% ($1-\sigma$) credible intervals. This plot isolates the reproducibility scatter as perfect deterministic approach would result in a all points lying on a line of gradient =1. Although fairly symmetrical about this line, the density contours show the detrimental effect of this unwanted software binning with a high density of low log-likleihoods all having the same value.</text:span></text:p>
      <text:p text:style-name="P60">In comparison with Fig.~\ref{fig:scatter}(b), the top plot shows the deterministic target log-likleihood run on the 5000 proposal samples, which shows no evidence of binning, <text:span text:style-name="T97">assigning smaller and smaller log-likliehoods to samples as their location tends to the very tails of the posterior. Scatter plotted with a single proposal log-likleihood run, the hard lower-limit of \vitamin log-liklihoods is evident as too is the much large range of the target loglikes. This scatter plot encompasses both the determinstic scatter from indepent proposal runs and the scatter caused by the discrepency in proposal and target posteriors. </text:span></text:p>
      <text:p text:style-name="P60"/>
      <text:p text:style-name="P60"><text:span text:style-name="T97">These plots show the seriousness of binning and how it is limiting results and needs to be fixed as priority before a more quantitatve measure of Monte Carlo method’s self-consistency is undertaken.</text:span> </text:p>
      <text:p text:style-name="P106">Results section 3 – Resampling – no equations, 1 big fig</text:p>
      <text:p text:style-name="P61"/>
      <text:p text:style-name="P61">The whole section should be commenting and explaining the features of the big corner plotting</text:p>
      <text:p text:style-name="P61"/>
      <text:p text:style-name="P61">Having carried out likelihood rewighting on our 100,000 proposal samples with batchsize at the minimum <text:s/>$z_\textup{eff}=25000$ <text:span text:style-name="T98">in accordance with the methodology set out in Section~\ref{method:reweighting}, we present our findings in Fig.~\ref{fig:final_corner}</text:span></text:p>
      <text:p text:style-name="P61"/>
      <text:p text:style-name="P62">We start with the same data as Fig.~\ref{fig:vit_train_corner} and overlay our 5000 value resampled posterior in green. The first significant difference is the resmapled posterior converges much better with the target posterior for the mulit-modal parmaters, where the proposal posterior fell short. Looking at the 2D contours the resmapled posterior matches better with the target posterior in every case. In the uni-modal distributions all but distance show improvement, where distance now gives a very different posterior to the target where before the proposal posterior had been a good match. </text:p>
      <text:p text:style-name="P62"/>
      <text:p text:style-name="P62">In testing, it was found this uninformative distance posteior could be recreated by taking a subset of proposal posterio sampels according to the 500 low loglikelihood locations from Fig.~\ref{self_consist}. In using this test along with the high error by being limited to 25000 batch size (fig.hists) provides evidence that this comes from an <text:span text:style-name="T99">by product of high error rather than a mathematical issue. As this is a proof-of-concept, fig(final) shows great potential for likelihood reweighting as in general thye resampled posterior matches the target better.</text:span></text:p>
      <text:p text:style-name="P62"/>
      <text:p text:style-name="P62"/>
      <text:p text:style-name="P62"/>
      <text:p text:style-name="P63">In future will try different resampling ratios according to~\cite{resample_aus} to reduve the number of original proposal samples needed. This in turn will ease data limitations and allow high z_eff to imrpove further the resampling results. </text:p>
      <text:p text:style-name="P6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4T10:01:26.966790798</meta:creation-date>
    <meta:generator>LibreOffice/6.4.6.2$Linux_X86_64 LibreOffice_project/40$Build-2</meta:generator>
    <dc:date>2021-03-25T16:43:41.378106074</dc:date>
    <meta:editing-duration>PT6H38M15S</meta:editing-duration>
    <meta:editing-cycles>51</meta:editing-cycles>
    <meta:document-statistic meta:table-count="0" meta:image-count="0" meta:object-count="0" meta:page-count="12" meta:paragraph-count="120" meta:word-count="5162" meta:character-count="35530" meta:non-whitespace-character-count="30409"/>
  </office:meta>
</office:document-meta>
</file>